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0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2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3" style:family="paragraph" style:parent-style-name="Heading_20_2">
      <style:paragraph-properties fo:line-height="100%"/>
      <style:text-properties officeooo:rsid="05f87ff8" officeooo:paragraph-rsid="0629470b"/>
    </style:style>
    <style:style style:name="P24" style:family="paragraph" style:parent-style-name="Heading_20_2">
      <style:paragraph-properties fo:line-height="100%"/>
      <style:text-properties officeooo:rsid="06137e7f" officeooo:paragraph-rsid="0618a878"/>
    </style:style>
    <style:style style:name="P25" style:family="paragraph" style:parent-style-name="Text_20_body">
      <style:text-properties officeooo:paragraph-rsid="062c327b"/>
    </style:style>
    <style:style style:name="P26" style:family="paragraph" style:parent-style-name="Text_20_body">
      <style:text-properties officeooo:rsid="0643049e" officeooo:paragraph-rsid="0643049e"/>
    </style:style>
    <style:style style:name="P27" style:family="paragraph" style:parent-style-name="Text_20_body">
      <style:text-properties officeooo:rsid="0645dda6" officeooo:paragraph-rsid="06491944"/>
    </style:style>
    <style:style style:name="P28" style:family="paragraph" style:parent-style-name="Text_20_body">
      <style:text-properties officeooo:rsid="06491944" officeooo:paragraph-rsid="06491944"/>
    </style:style>
    <style:style style:name="P29" style:family="paragraph" style:parent-style-name="Text_20_body">
      <style:text-properties officeooo:rsid="06491944" officeooo:paragraph-rsid="064c49f1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P31" style:family="paragraph" style:parent-style-name="Heading_20_2">
      <style:paragraph-properties fo:line-height="100%"/>
      <style:text-properties officeooo:rsid="05f87ff8" officeooo:paragraph-rsid="06402cac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2c327b"/>
    </style:style>
    <style:style style:name="T41" style:family="text">
      <style:text-properties officeooo:rsid="0643dea6"/>
    </style:style>
    <style:style style:name="T42" style:family="text">
      <style:text-properties officeooo:rsid="0645dda6"/>
    </style:style>
    <style:style style:name="T43" style:family="text">
      <style:text-properties officeooo:rsid="0647c1a7"/>
    </style:style>
    <style:style style:name="T44" style:family="text">
      <style:text-properties officeooo:rsid="06491944"/>
    </style:style>
    <style:style style:name="T45" style:family="text">
      <style:text-properties officeooo:rsid="064a42b3"/>
    </style:style>
    <style:style style:name="T46" style:family="text">
      <style:text-properties officeooo:rsid="064ad8b5"/>
    </style:style>
    <style:style style:name="T47" style:family="text">
      <style:text-properties officeooo:rsid="064c49f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מטלה</text:span> <text:span text:style-name="T3">11 - ביטקוין - טיוטה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6"><text:span text:style-name="T28">לצורך השאלה, הניחו שקיימת </text:span>המחלקה הבאה<text:span text:style-name="T27">,</text:span> המייצגת בלוק בשרשרת-הבלוקים:</text:p>
      <text:p text:style-name="P12"><text:span text:style-name="T26">struct</text:span> Block {</text:p>
      <text:p text:style-name="P14"><text:s text:c="5"/>//... more methods</text:p>
      <text:p text:style-name="P12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5"><text:s text:c="5"/><text:span text:style-name="T37">double</text:span> difficulty(); <text:span text:style-name="T10"><text:s text:c="2"/>// level </text:span><text:span text:style-name="T13">of </text:span><text:span text:style-name="T10">difficulty in block creation time.</text:span></text:p>
      <text:p text:style-name="P16"><text:s text:c="5"/>Block* previous(); <text:s/><text:span text:style-name="T10">// the preceding block in the chain.</text:span></text:p>
      <text:p text:style-name="P14"><text:s text:c="5"/>//... more methods</text:p>
      <text:p text:style-name="P13">}<text:span text:style-name="T14">;</text:span></text:p>
      <text:p text:style-name="P19">רמת הקושי של כריית בלוק צריכה להתעדכן <text:span text:style-name="T38">בערך פעם ב</text:span>שבועיים. <text:span text:style-name="T25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1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0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2"><text:span text:style-name="T8">כ</text:span>ותרת הפונקציה<text:span text:style-name="T33"> שאתם צריכים לממש</text:span>:</text:p>
      <text:p text:style-name="P18"><text:span text:style-name="T37">double</text:span> newDifficulty(Block* lastBlock);</text:p>
      <text:p text:style-name="P17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4">, ו</text:span>מהו הפתרון שמציעים יוזמי Bitcoin Green?<text:span text:style-name="T29"> </text:span></text:p>
      <text:p text:style-name="P8"><text:span text:style-name="T44">ב</text:span>. מה ההבדל בין Proof-of-Stake לבין Proof-of-work<text:span text:style-name="T32">, ומה הקשר לסעיף הקודם?</text:span></text:p>
      <text:p text:style-name="P24">שאלה 4: ארנקים ועסקאות<text:span text:style-name="T36"> - </text:span>תרגיל מעשי</text:p>
      <text:p text:style-name="P11"><text:span text:style-name="T30">א. </text:span>הורי<text:span text:style-name="T30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31"> הבלוק עם</text:span> העיסקה שעשיתם.</text:p>
      <text:p text:style-name="P23">שאלה <text:span text:style-name="T34">5: איזה כורה זוכה בבלוק?</text:span></text:p>
      <text:p text:style-name="P9">נני<text:span text:style-name="T34">ח שברשת ביטקוין ישנם חמישה כורים. יעילות הכריה היחסית שלהם היא: 30, 25, 20, 15, 10. </text:span></text:p>
      <text:p text:style-name="P10">א. תארו אלגוריתם-כריה, שאם כל הכורים יממשו אותו - הכורה הראשון (30) יזכה בכל הבלוקים<text:span text:style-name="T35"> והאחרים לא יזכו בכלל.</text:span></text:p>
      <text:p text:style-name="P25"><text:span text:style-name="T40">ב. תארו אלגוריתם-כריה אחר, שאם הכורה האחרון (10) יממש אותו - הוא יזכה בממוצע ב-10% מהבלוקים, לא משנה מה יעשו האחרים.</text:span></text:p>
      <text:p text:style-name="P31">שאלה <text:span text:style-name="T39">6: מתקפת פיני (על-שם Hal Finney שחשב עליה ראשון)</text:span></text:p>
      <text:p text:style-name="P26">נניח שמישהו, נקרא לו "התוקף", רוצה להשתמש במטבע אחד פעמיים. <text:span text:style-name="T42">הוא פועל לפי האלגוריתם הבא. <text:s/>הוא </text:span>כורה בלוקים באופן רגיל; <text:span text:style-name="T42">בכל בלוק שהוא כורה, </text:span>כאחת מ-2000 העיסקאות בבלוק, הוא מכניס עיסקה אחת <text:span text:style-name="T41">של מטבע א </text:span>מכתובת <text:span text:style-name="T41">ב</text:span> לכתובת <text:span text:style-name="T41">ג</text:span>, <text:span text:style-name="T43">כאשר שתי הכתובות</text:span> שייכות לו.<text:span text:style-name="T42"> <text:s text:c="3"/></text:span>ברגע שהוא מצא בלוק, במקום לפרסם אותו מייד, הוא הולך לחנות, קונה חפץ ומשלם עליו<text:span text:style-name="T41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27">א. <text:span text:style-name="T44">מה הסיכון שהתוקף לוקח? באיזה מקרה ההתקפה תיכשל, וכמה יפסיד התוקף במקרה זה?</text:span></text:p>
      <text:p text:style-name="P29">ב. <text:span text:style-name="T47">המוכר מחכה t דקות לפני מסירת החפץ. מה צריך להיות ערך החפץ כך שההתקפה תהיה כדאית?</text:span></text:p>
      <text:p text:style-name="P28">ג. מה יכול המוכר לעשות כדי <text:span text:style-name="T46">להגן </text:span>על עצמו מהתקפה זו<text:span text:style-name="T46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6T11:58:13.692784788</dc:date>
    <meta:editing-duration>P11DT14H38M36S</meta:editing-duration>
    <meta:editing-cycles>1427</meta:editing-cycles>
    <meta:document-statistic meta:table-count="0" meta:image-count="0" meta:object-count="0" meta:page-count="2" meta:paragraph-count="42" meta:word-count="552" meta:character-count="3389" meta:non-whitespace-character-count="2835"/>
  </office:meta>
</office:document-meta>
</file>